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4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4cm" svg:height="1.143cm" draw:transform="rotate (1.57376338652329) translate (4.175cm 12.938cm)">
          <draw:text-box>
            <text:p>DOM</text:p>
          </draw:text-box>
        </draw:frame>
        <draw:frame draw:style-name="gr2" draw:text-style-name="P1" draw:layer="layout" svg:width="4.63cm" svg:height="0.962cm" draw:transform="rotate (-1.57603231455088) translate (16.972cm 9.959cm)">
          <draw:text-box>
            <text:p>COMPONENT</text:p>
          </draw:text-box>
        </draw:frame>
        <draw:line draw:style-name="gr3" draw:text-style-name="P2" draw:layer="layout" svg:x1="15.224cm" svg:y1="10.144cm" svg:x2="6.08cm" svg:y2="10.144cm">
          <text:p/>
        </draw:line>
        <draw:frame draw:style-name="gr4" draw:text-style-name="P1" draw:layer="layout" svg:width="2.86cm" svg:height="0.962cm" svg:x="9.316cm" svg:y="9.128cm">
          <draw:text-box>
            <text:p>{{value}}</text:p>
          </draw:text-box>
        </draw:frame>
        <draw:line draw:style-name="gr3" draw:text-style-name="P2" draw:layer="layout" svg:x1="6.08cm" svg:y1="13.827cm" svg:x2="15.224cm" svg:y2="13.827cm">
          <text:p/>
        </draw:line>
        <draw:line draw:style-name="gr3" draw:text-style-name="P2" draw:layer="layout" svg:x1="15.224cm" svg:y1="11.922cm" svg:x2="6.08cm" svg:y2="11.922cm">
          <text:p/>
        </draw:line>
        <draw:frame draw:style-name="gr5" draw:text-style-name="P1" draw:layer="layout" svg:width="5.844cm" svg:height="0.962cm" svg:x="7.602cm" svg:y="10.96cm">
          <draw:text-box>
            <text:p>[property] = “value”</text:p>
          </draw:text-box>
        </draw:frame>
        <draw:frame draw:style-name="gr6" draw:text-style-name="P1" draw:layer="layout" svg:width="5.734cm" svg:height="0.962cm" svg:x="7.985cm" svg:y="12.738cm">
          <draw:text-box>
            <text:p>(event) = “handler”</text:p>
          </draw:text-box>
        </draw:frame>
        <draw:line draw:style-name="gr7" draw:text-style-name="P3" draw:layer="layout" svg:x1="6.08cm" svg:y1="15.605cm" svg:x2="15.224cm" svg:y2="15.605cm">
          <text:p/>
        </draw:line>
        <draw:frame draw:style-name="gr8" draw:text-style-name="P1" draw:layer="layout" svg:width="7.182cm" svg:height="0.962cm" svg:x="6.969cm" svg:y="14.589cm">
          <draw:text-box>
            <text:p>[(ngModel)] = “property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7:19:35.645000000</meta:creation-date>
    <dc:date>2016-05-15T12:38:56.751000000</dc:date>
    <meta:editing-duration>PT5H26M1S</meta:editing-duration>
    <meta:editing-cycles>2</meta:editing-cycles>
    <meta:generator>LibreOffice/5.0.2.2$Windows_x86 LibreOffice_project/37b43f919e4de5eeaca9b9755ed688758a8251fe</meta:generator>
    <meta:document-statistic meta:object-count="10"/>
  </office:meta>
</office:document-meta>
</file>